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614cm" style:rel-column-width="915*"/>
    </style:style>
    <style:style style:name="Table1.B" style:family="table-column">
      <style:table-column-properties style:column-width="3.043cm" style:rel-column-width="1725*"/>
    </style:style>
    <style:style style:name="Table1.C" style:family="table-column">
      <style:table-column-properties style:column-width="10.028cm" style:rel-column-width="5685*"/>
    </style:style>
    <style:style style:name="Table1.D" style:family="table-column">
      <style:table-column-properties style:column-width="2.314cm" style:rel-column-width="131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13"/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Text_20_body" style:list-style-name="L2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 style:list-style-name="L14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Heading_20_1" style:list-style-name="L1">
      <style:paragraph-properties fo:break-before="page"/>
    </style:style>
    <style:style style:name="P16" style:family="paragraph" style:parent-style-name="Heading_20_1" style:list-style-name="L1"/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flichtenhef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18. September 2009</text:p>
      <text:p text:style-name="P1"/>
      <text:p text:style-name="P1"><text:line-break/>Version 0.1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Inhaltsverzeichnis</text:p>
          </text:index-title>
          <text:p text:style-name="P19">1.Zielbestimmungen<text:tab/>3</text:p>
          <text:p text:style-name="P20">1.1 Musskriterien<text:tab/>3</text:p>
          <text:p text:style-name="P20">1.2 Wunschkriterien<text:tab/>3</text:p>
          <text:p text:style-name="P20">1.3 Abgrenzungskriterien<text:tab/>3</text:p>
          <text:p text:style-name="P19">2.Produkteinsatz<text:tab/>3</text:p>
          <text:p text:style-name="P19">3.Produktumgebung<text:tab/>3</text:p>
          <text:p text:style-name="P20">3.1 Hardware<text:tab/>3</text:p>
          <text:p text:style-name="P20">3.2 Software<text:tab/>4</text:p>
          <text:p text:style-name="P19">4.Produktfunktionen<text:tab/>4</text:p>
          <text:p text:style-name="P20">4.1 Benutzerfunktionen<text:tab/>4</text:p>
          <text:p text:style-name="P19">5.Benutzeroberfläche<text:tab/>4</text:p>
          <text:p text:style-name="P19">6.Qualitätskriterien<text:tab/>5</text:p>
          <text:p text:style-name="P19">7.Testszenarien / Testfälle<text:tab/>5</text:p>
          <text:p text:style-name="P19">8.Entwicklungsumgebung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09-18">
            <text:p text:style-name="Table_20_Contents">18.09.09</text:p>
          </table:table-cell>
          <table:table-cell table:style-name="Table1.A2" office:value-type="string">
            <text:p text:style-name="Table_20_Contents">Erstellung des Pflichtenhefts</text:p>
          </table:table-cell>
          <table:table-cell table:style-name="Table1.D2" office:value-type="string">
            <text:p text:style-name="Table_20_Contents">Anzinger Hahn</text:p>
          </table:table-cell>
        </table:table-row>
      </table:table>
      <text:p text:style-name="Text_20_body"/>
      <text:p text:style-name="P14"/>
      <text:list xml:id="list2066939074" text:style-name="L1">
        <text:list-item>
          <text:h text:style-name="P16" text:outline-level="1"><text:bookmark-start text:name="_Toc183831911"/>Zielbestimmungen<text:bookmark-end text:name="_Toc183831911"/></text:h>
        </text:list-item>
      </text:list>
      <text:h text:style-name="Heading_20_2" text:outline-level="2">1.1<text:tab/>Musskriterien</text:h>
      <text:list xml:id="list252238399" text:style-name="L2">
        <text:list-item>
          <text:p text:style-name="P6">Webserver</text:p>
          <text:list>
            <text:list-item>
              <text:p text:style-name="P6">Generieren der Daten mit einer Konfiguartionsdatei</text:p>
            </text:list-item>
            <text:list-item>
              <text:p text:style-name="P6">Ausliefern der Daten, Informationen und Statusmeldungen über HTTP</text:p>
            </text:list-item>
            <text:list-item>
              <text:p text:style-name="P6">Annehmen der Befehle über CGI (HTTP GET oder HTTP POST)</text:p>
            </text:list-item>
          </text:list>
        </text:list-item>
        <text:list-item>
          <text:p text:style-name="P6">Maschineninterface</text:p>
          <text:list>
            <text:list-item>
              <text:p text:style-name="P6">Tauscht die Befehle und Statusinformationen über eine Serielle Schnittstelle mit der Maschine aus.</text:p>
            </text:list-item>
          </text:list>
        </text:list-item>
        <text:list-item>
          <text:p text:style-name="P6">Connector</text:p>
          <text:list>
            <text:list-item>
              <text:p text:style-name="P6">Verbindet die Einzelkomponenten und fungiert als Betriebsystem</text:p>
            </text:list-item>
          </text:list>
        </text:list-item>
      </text:list>
      <text:h text:style-name="Heading_20_2" text:outline-level="2">1.2<text:tab/>Wunschkriterien</text:h>
      <text:list xml:id="list524331633" text:style-name="L5">
        <text:list-item>
          <text:p text:style-name="P7">Touch Interface</text:p>
          <text:list>
            <text:list-item>
              <text:p text:style-name="P7">Steuerung der Maschine</text:p>
            </text:list-item>
            <text:list-item>
              <text:p text:style-name="P7">Ausgabe der Daten, Informationen und Statusmeldungen lokal auf der Maschine</text:p>
            </text:list-item>
          </text:list>
        </text:list-item>
      </text:list>
      <text:h text:style-name="Heading_20_2" text:outline-level="2">1.3<text:tab/>Abgrenzungskriterien</text:h>
      <text:list xml:id="list1466373953" text:style-name="L6">
        <text:list-item>
          <text:p text:style-name="P8">Webserver ist nicht Sessionfähig</text:p>
        </text:list-item>
      </text:list>
      <text:list xml:id="list1752008329" text:continue-list="list2066939074" text:style-name="L1">
        <text:list-item>
          <text:h text:style-name="P16" text:outline-level="1"><text:bookmark-start text:name="_Toc183831912"/>Produkteinsatz<text:bookmark-end text:name="_Toc183831912"/></text:h>
        </text:list-item>
      </text:list>
      <text:p text:style-name="Text_20_body">Die Firma Hainzl Industriesysteme verwendet dieses Universelle Steuerungssystem für ihre Maschine. Durch die Fernwartungsmöglichkeit wird der Bedienkomfort für den Kunden erhöht.</text:p>
      <text:list xml:id="list90394756" text:continue-numbering="true" text:style-name="L1">
        <text:list-item>
          <text:h text:style-name="P16" text:outline-level="1"><text:bookmark-start text:name="_Toc183831913"/>Produktumgebung<text:bookmark-end text:name="_Toc183831913"/></text:h>
        </text:list-item>
      </text:list>
      <text:h text:style-name="Heading_20_2" text:outline-level="2">3.1<text:tab/>Hardware</text:h>
      <text:list xml:id="list861655496" text:style-name="L9">
        <text:list-item>
          <text:p text:style-name="P9">Server</text:p>
          <text:list>
            <text:list-item>
              <text:p text:style-name="P9">FreeRTOS kompatibel</text:p>
            </text:list-item>
            <text:list-item>
              <text:p text:style-name="P9">ARM Cortex M3</text:p>
            </text:list-item>
            <text:list-item>
              <text:p text:style-name="P9">MicroSD Cardreader</text:p>
            </text:list-item>
            <text:list-item>
              <text:p text:style-name="P9"><text:soft-page-break/>Ethernet Schnittstelle</text:p>
            </text:list-item>
            <text:list-item>
              <text:p text:style-name="P9">UART</text:p>
            </text:list-item>
            <text:list-item>
              <text:p text:style-name="P9">I²C</text:p>
            </text:list-item>
          </text:list>
        </text:list-item>
        <text:list-item>
          <text:p text:style-name="P9">Client</text:p>
          <text:list>
            <text:list-item>
              <text:p text:style-name="P9">Ethernetfähigen PC</text:p>
            </text:list-item>
          </text:list>
        </text:list-item>
      </text:list>
      <text:h text:style-name="Heading_20_2" text:outline-level="2">3.2<text:tab/>Software</text:h>
      <text:list xml:id="list1549192602" text:style-name="L10">
        <text:list-item>
          <text:p text:style-name="P10">Server</text:p>
          <text:list>
            <text:list-item>
              <text:p text:style-name="P10"><text:span text:style-name="T2">FreeRTOS</text:span> als Basisbetriebsystem</text:p>
            </text:list-item>
            <text:list-item>
              <text:p text:style-name="P10"><text:span text:style-name="T1">microIP-Stack</text:span> als Webserver</text:p>
            </text:list-item>
            <text:list-item>
              <text:p text:style-name="P10"><text:span text:style-name="T1">fatfs</text:span> als Schnittstelle zu MicroSD Karte</text:p>
            </text:list-item>
          </text:list>
        </text:list-item>
        <text:list-item>
          <text:p text:style-name="P10">Client</text:p>
          <text:list>
            <text:list-item>
              <text:p text:style-name="P10">Webbrowser (bevorzugt Firefox 3.0+, keine textbasierten Browser)</text:p>
            </text:list-item>
          </text:list>
        </text:list-item>
      </text:list>
      <text:p text:style-name="Standard"/>
      <text:list xml:id="list1713698073" text:continue-list="list90394756" text:style-name="L1">
        <text:list-item>
          <text:h text:style-name="P16" text:outline-level="1"><text:bookmark-start text:name="_Toc183831914"/>Produktfunktionen<text:bookmark-end text:name="_Toc183831914"/></text:h>
        </text:list-item>
      </text:list>
      <text:h text:style-name="Heading_20_2" text:outline-level="2">4.1<text:tab/>Benutzerfunktionen</text:h>
      <text:list xml:id="list621348786" text:style-name="L11">
        <text:list-item>
          <text:p text:style-name="P11">Verbinden</text:p>
          <text:list>
            <text:list-item>
              <text:p text:style-name="P11">Der Benutzer kann sich mit dem Webbrowser auf die Hardware verbinden.</text:p>
            </text:list-item>
          </text:list>
        </text:list-item>
        <text:list-item>
          <text:p text:style-name="P11">Informationen</text:p>
          <text:list>
            <text:list-item>
              <text:p text:style-name="P11">Der Benutzer kann den Aktuellen Status der Maschine abrufen.</text:p>
            </text:list-item>
          </text:list>
        </text:list-item>
        <text:list-item>
          <text:p text:style-name="P11">Steuerung</text:p>
          <text:list>
            <text:list-item>
              <text:p text:style-name="P11">Der Benutzer kann die Parameter der Maschine verändern.</text:p>
            </text:list-item>
          </text:list>
        </text:list-item>
      </text:list>
      <text:list xml:id="list1150065334" text:continue-list="list1713698073" text:style-name="L1">
        <text:list-item>
          <text:h text:style-name="P16" text:outline-level="1"><text:bookmark-start text:name="_Toc183831917"/>Benutzeroberfläche<text:bookmark-end text:name="_Toc183831917"/></text:h>
        </text:list-item>
      </text:list>
      <text:p text:style-name="Standard">Die Benutzeroberfläche wird mit Hilfe eines Webbrowsers dargestellt. </text:p>
      <text:p text:style-name="Standard">Beschrieben wird die Benutzeroberfläche mithilfe einer Konfigurationsdatei auf der MicroSD Karte. </text:p>
      <text:p text:style-name="Standard"/>
      <text:p text:style-name="Standard">Wenn die Wunschkriterien erfüllt werden, wird diese Benutzeroberfläche auch mit dieser Konfigurationsfile erstellt.</text:p>
      <text:p text:style-name="Standard"/>
      <text:list xml:id="list1892701398" text:continue-numbering="true" text:style-name="L1">
        <text:list-item>
          <text:h text:style-name="P15" text:outline-level="1"><text:bookmark-start text:name="_Toc183831918"/>Qualitätskriterien<text:bookmark-end text:name="_Toc183831918"/></text:h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sehr wichtig</text:p>
          </table:table-cell>
          <table:table-cell table:style-name="Table2.A1" office:value-type="string">
            <text:p text:style-name="Table_20_Contents">wichtig</text:p>
          </table:table-cell>
          <table:table-cell table:style-name="Table2.A1" office:value-type="string">
            <text:p text:style-name="Table_20_Contents">weniger wichtig</text:p>
          </table:table-cell>
          <table:table-cell table:style-name="Table2.E1" office:value-type="string">
            <text:p text:style-name="Table_20_Contents">unwichtig</text:p>
          </table:table-cell>
        </table:table-row>
        <table:table-row>
          <table:table-cell table:style-name="Table2.A2" office:value-type="string">
            <text:p text:style-name="Table_20_Contents">Robustheit</text:p>
          </table:table-cell>
          <table:table-cell table:style-name="Table2.A2" office:value-type="string">
            <text:p text:style-name="P18">X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Table_20_Contents">Zuverlässigkeit</text:p>
          </table:table-cell>
          <table:table-cell table:style-name="Table2.A2" office:value-type="string">
            <text:p text:style-name="P18">X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Table_20_Contents">Benutzerfreundlichkeit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>X</text:p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Table_20_Contents">Effizienz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>X</text:p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Table_20_Contents">Portierbarkeit</text:p>
          </table:table-cell>
          <table:table-cell table:style-name="Table2.A2" office:value-type="string">
            <text:p text:style-name="P18">X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</table:table>
      <text:p text:style-name="Text_20_body"/>
      <text:list xml:id="list1216877599" text:continue-numbering="true" text:style-name="L1">
        <text:list-item>
          <text:h text:style-name="P16" text:outline-level="1"><text:bookmark-start text:name="_Toc183831919"/>Testszenarien / Testfälle<text:bookmark-end text:name="_Toc183831919"/></text:h>
        </text:list-item>
      </text:list>
      <text:list xml:id="list149623286" text:style-name="L13">
        <text:list-item>
          <text:p text:style-name="P4">Konstruktives Testen</text:p>
          <text:list>
            <text:list-item>
              <text:p text:style-name="P4">1 Benutzer verbindet sich zum Webserver</text:p>
            </text:list-item>
            <text:list-item>
              <text:p text:style-name="P4">1 Benutzer sieht sich Daten an</text:p>
            </text:list-item>
            <text:list-item>
              <text:p text:style-name="P4">1 Benutzer verändert Parameter</text:p>
            </text:list-item>
          </text:list>
        </text:list-item>
        <text:list-item>
          <text:p text:style-name="P4">Destruktives Testen</text:p>
          <text:list>
            <text:list-item>
              <text:p text:style-name="P4">Bombadieren des Webservers mit Invaliden Requests</text:p>
              <text:list>
                <text:list-item>
                  <text:p text:style-name="P4">Durch dieses Testen darf an der Steuerung nichts geändert werden</text:p>
                </text:list-item>
              </text:list>
            </text:list-item>
            <text:list-item>
              <text:p text:style-name="P4">Invaliede Werte in das Interface eingeben</text:p>
              <text:list>
                <text:list-item>
                  <text:p text:style-name="P4">Das Interface muss mit Fehlermeldungen gegensteuern</text:p>
                </text:list-item>
              </text:list>
            </text:list-item>
            <text:list-item>
              <text:p text:style-name="P4">Seiten mit gefälschten GET-Parametern aufrufen</text:p>
              <text:list>
                <text:list-item>
                  <text:p text:style-name="P4">Dadurch darf die Einstellung der Maschine nicht geändert werden.</text:p>
                </text:list-item>
              </text:list>
            </text:list-item>
          </text:list>
        </text:list-item>
      </text:list>
      <text:list xml:id="list843051392" text:continue-list="list1216877599" text:style-name="L1">
        <text:list-item>
          <text:h text:style-name="P16" text:outline-level="1">Entwicklungsumgebung</text:h>
        </text:list-item>
      </text:list>
      <text:p text:style-name="P12">Bei der Entwicklungsumgebung wurde darauf geachtet, dass nur OpenSouce Software verwendet wird</text:p>
      <text:p text:style-name="P12"/>
      <text:list xml:id="list224273945" text:style-name="L14">
        <text:list-item>
          <text:p text:style-name="P13">Software</text:p>
          <text:list>
            <text:list-item>
              <text:p text:style-name="P13">Eclipse 3.5 </text:p>
              <text:list>
                <text:list-item>
                  <text:p text:style-name="P13">CDT Entwicklungsumgebung</text:p>
                </text:list-item>
                <text:list-item>
                  <text:p text:style-name="P13">CDT GDB Erweiterung</text:p>
                </text:list-item>
                <text:list-item>
                  <text:p text:style-name="P13">Subclipse 1.6</text:p>
                </text:list-item>
              </text:list>
            </text:list-item>
            <text:list-item>
              <text:p text:style-name="P13">Code Sourcery G++ lite 2009q1-161 </text:p>
              <text:list>
                <text:list-item>
                  <text:p text:style-name="P13">GCC 4.3.3</text:p>
                </text:list-item>
                <text:list-item>
                  <text:p text:style-name="P13">GDB 6.8.50</text:p>
                </text:list-item>
              </text:list>
            </text:list-item>
            <text:list-item>
              <text:p text:style-name="P13"><text:soft-page-break/>OpenOCD 0.3.0 r2529</text:p>
            </text:list-item>
            <text:list-item>
              <text:p text:style-name="P13">Mozilla Firefox 3.x</text:p>
            </text:list-item>
          </text:list>
        </text:list-item>
        <text:list-item>
          <text:p text:style-name="P13">Hardware</text:p>
          <text:list>
            <text:list-item>
              <text:p text:style-name="P13">Luminary Micro LM3S8962 Evaluation Kit</text:p>
            </text:list-item>
            <text:list-item>
              <text:p text:style-name="P13">microSD Karte</text:p>
            </text:list-item>
            <text:list-item>
              <text:p text:style-name="P13">ATMEL 8051 zum Testen des UARTS</text:p>
            </text:list-item>
          </text:list>
        </text:list-item>
      </text:list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847cm" fo:margin-bottom="0cm"/>
      <style:text-properties fo:color="#000000" fo:font-size="18pt" fo:letter-spacing="0.009cm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6</text:page-number> von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09-09-18T13:40:24</dc:date>
    <meta:editing-duration>PT02H27M55S</meta:editing-duration>
    <meta:editing-cycles>25</meta:editing-cycles>
    <meta:generator>OpenOffice.org/3.0$Unix OpenOffice.org_project/300m15$Build-9379</meta:generator>
    <meta:document-statistic meta:table-count="2" meta:image-count="0" meta:object-count="0" meta:page-count="6" meta:paragraph-count="123" meta:word-count="483" meta:character-count="3351"/>
    <meta:user-defined meta:name="Info 1"/>
    <meta:user-defined meta:name="Info 2"/>
    <meta:user-defined meta:name="Info 3"/>
    <meta:user-defined meta:name="Info 4"/>
  </office:meta>
</office:document-meta>
</file>